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4DA000008A0906F88BA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298cm" svg:height="11.197cm" svg:x="0cm" svg:y="0cm">
          <draw:image xlink:href="Pictures/10000001000004DA000008A0906F88BA.png" xlink:type="simple" xlink:show="embed" xlink:actuate="onLoad" draw:mime-type="image/png">
            <text:p/>
          </draw:image>
        </draw:frame>
        <draw:polygon draw:style-name="gr2" draw:text-style-name="P3" draw:layer="layout" svg:width="6.886cm" svg:height="5.182cm" svg:x="-0.323cm" svg:y="7.618cm" svg:viewBox="0 0 6887 5183" draw:points="70,5136 0,701 6817,0 6887,5183">
          <text:p text:style-name="P2"><text:span text:style-name="T1">Teste dein</text:span></text:p>
          <text:p text:style-name="P2"><text:span text:style-name="T1">Wissen durch</text:span></text:p>
          <text:p text:style-name="P2"><text:span text:style-name="T1">Spiele auf Zeit</text:span></text:p>
          <text:p text:style-name="P2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11.2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4M</meta:editing-duration>
    <meta:editing-cycles>10</meta:editing-cycles>
    <meta:generator>LibreOffice/24.2.3.2$MacOSX_AARCH64 LibreOffice_project/433d9c2ded56988e8a90e6b2e771ee4e6a5ab2ba</meta:generator>
    <meta:initial-creator>Andreas Schwenk</meta:initial-creator>
    <dc:date>2024-09-07T11:14:59.422817063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